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4da" officeooo:paragraph-rsid="001cf4da"/>
    </style:style>
    <style:style style:name="T1" style:family="text">
      <style:text-properties officeooo:rsid="00205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I completed the training on code academy. <text:s/>I found using the git command line to be very similar to Linux. <text:s/>Learning about branching was very interes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28:26.966000000</meta:creation-date>
    <dc:date>2016-02-24T23:09:48.113000000</dc:date>
    <meta:editing-duration>P0D</meta:editing-duration>
    <meta:editing-cycles>2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1" meta:word-count="26" meta:character-count="155" meta:non-whitespace-character-count="127"/>
  </office:meta>
</office:document-meta>
</file>